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E0F4D4D3B17EF04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836cm, 17.478cm, 25.224cm, 7.65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099cm" svg:height="11.724cm" svg:x="0.201cm" svg:y="0.2cm">
          <draw:image xlink:href="Pictures/1000000000000BD000000FC0E0F4D4D3B17EF04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08:21:58.096289986</dc:date>
    <meta:editing-duration>PT2M37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